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bold" officeooo:rsid="0019c507" officeooo:paragraph-rsid="000ddfce" style:font-weight-asian="bold" style:font-weight-complex="bold"/>
    </style:style>
    <style:style style:name="P7" style:family="paragraph" style:parent-style-name="Standard">
      <style:text-properties style:text-position="0% 100%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text-position="0% 100%" fo:font-weight="bold" officeooo:paragraph-rsid="000e6d6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paragraph-rsid="000e6d60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2">
      <style:text-properties style:text-position="0% 100%"/>
    </style:style>
    <style:style style:name="P15" style:family="paragraph" style:parent-style-name="Standard" style:list-style-name="L3">
      <style:text-properties style:text-position="0% 100%"/>
    </style:style>
    <style:style style:name="P16" style:family="paragraph" style:parent-style-name="Standard" style:list-style-name="L3">
      <style:text-properties style:text-position="0% 100%" fo:font-weight="normal" style:font-weight-asian="normal" style:font-weight-complex="normal"/>
    </style:style>
    <style:style style:name="P17" style:family="paragraph" style:parent-style-name="Standard" style:list-style-name="L4">
      <style:text-properties style:text-position="0% 100%" fo:font-weight="normal" style:font-weight-asian="normal" style:font-weight-complex="normal"/>
    </style:style>
    <style:style style:name="P18" style:family="paragraph" style:parent-style-name="Standard" style:list-style-name="L4">
      <style:text-properties style:text-position="0% 100%" fo:font-weight="bold" style:font-weight-asian="bold" style:font-weight-complex="bold"/>
    </style:style>
    <style:style style:name="P19" style:family="paragraph" style:parent-style-name="Standard" style:list-style-name="L4">
      <style:text-properties style:text-position="0% 100%"/>
    </style:style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4">
      <style:paragraph-properties fo:text-align="start" style:justify-single-word="false"/>
    </style:style>
    <style:style style:name="P23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bold" style:font-weight-asian="bold" style:font-weight-complex="bold"/>
    </style:style>
    <style:style style:name="P24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bold" officeooo:paragraph-rsid="000f8d6b" style:font-weight-asian="bold" style:font-weight-complex="bold"/>
    </style:style>
    <style:style style:name="P25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bold" officeooo:paragraph-rsid="001158cb" style:font-weight-asian="bold" style:font-weight-complex="bold"/>
    </style:style>
    <style:style style:name="P26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normal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super 58%" fo:font-weight="normal" officeooo:rsid="001158cb" style:font-weight-asian="normal" style:font-weight-complex="normal"/>
    </style:style>
    <style:style style:name="T8" style:family="text">
      <style:text-properties style:text-position="super 58%" officeooo:rsid="0010719d"/>
    </style:style>
    <style:style style:name="T9" style:family="text">
      <style:text-properties style:text-position="sub 58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c507" style:font-weight-asian="normal" style:font-weight-complex="normal"/>
    </style:style>
    <style:style style:name="T16" style:family="text">
      <style:text-properties fo:font-weight="normal" officeooo:rsid="000f8d6b" style:font-weight-asian="normal" style:font-weight-complex="normal"/>
    </style:style>
    <style:style style:name="T17" style:family="text">
      <style:text-properties fo:font-weight="normal" officeooo:rsid="0010719d" style:font-weight-asian="normal" style:font-weight-complex="normal"/>
    </style:style>
    <style:style style:name="T18" style:family="text">
      <style:text-properties fo:font-weight="normal" officeooo:rsid="001158cb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9c507"/>
    </style:style>
    <style:style style:name="T21" style:family="text">
      <style:text-properties officeooo:rsid="0010719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0-1 Knapsack problem</text:p>
      <text:p text:style-name="P11"><text:a xlink:type="simple" xlink:href="../Algorithms,%204th%20Edition%20-%20Sedgewick,%20Wayne/Exercises/Design%20of%20Algorithms/Dynamic%20programming/TD01Knapsack.java"><text:span text:style-name="T20">Top-down implementation</text:span></text:a><text:span text:style-name="T20"> </text:span></text:p>
      <text:p text:style-name="P9"><text:a xlink:type="simple" xlink:href="../Algorithms,%204th%20Edition%20-%20Sedgewick,%20Wayne/Exercises/Design%20of%20Algorithms/Dynamic%20programming/BU01Knapsack.java"><text:span text:style-name="T15">Bottom-up implementation</text:span></text:a></text:p>
      <text:p text:style-name="P8"/>
      <text:p text:style-name="P1">Problem</text:p>
      <text:list xml:id="list13853780181" text:style-name="L1">
        <text:list-item>
          <text:p text:style-name="P12">Given a knapsack of fixed capacity, <text:span text:style-name="T10">c</text:span><text:span text:style-name="T12">,</text:span> and <text:span text:style-name="T10">n</text:span> items of fixed integral weights(w<text:span text:style-name="T9">1</text:span><text:span text:style-name="T1">, w</text:span><text:span text:style-name="T9">2</text:span><text:span text:style-name="T1">, …, w</text:span><text:span text:style-name="T9">n</text:span><text:span text:style-name="T1">)</text:span> and prices(p<text:span text:style-name="T9">1 </text:span><text:span text:style-name="T1">, p</text:span><text:span text:style-name="T9">2</text:span>, …, p<text:span text:style-name="T9">n</text:span><text:span text:style-name="T1">),</text:span> find a way to pack the knapsack such that the value of the items in the knapsack is the maximum.</text:p>
        </text:list-item>
        <text:list-item>
          <text:p text:style-name="P12">The weights and values are integers</text:p>
        </text:list-item>
        <text:list-item>
          <text:p text:style-name="P12">The '0-1' signifies that the item is included in the knapsack or not included.</text:p>
        </text:list-item>
      </text:list>
      <text:p text:style-name="Standard"/>
      <text:p text:style-name="P1">Brute force solution</text:p>
      <text:list xml:id="list542373966" text:style-name="L2">
        <text:list-item>
          <text:p text:style-name="P13">We can pack the knapsack in <text:span text:style-name="T19">possibly</text:span> 2<text:span text:style-name="T4">n</text:span><text:span text:style-name="T1"> ways provided the packing fits into the knapsack. The count of 2</text:span><text:span text:style-name="T4">n</text:span><text:span text:style-name="T1"> is arrived at recognizing that the packing can contain or not contain each of the </text:span><text:span text:style-name="T3">n</text:span><text:span text:style-name="T1"> items.</text:span></text:p>
        </text:list-item>
        <text:list-item>
          <text:p text:style-name="P14">The brute force solution involves calculating the cost of all these packings and determining the maximum among them. Thus the running time may be exponential</text:p>
        </text:list-item>
      </text:list>
      <text:p text:style-name="P5"/>
      <text:p text:style-name="P6"/>
      <text:p text:style-name="P4">Problem characteristics</text:p>
      <text:p text:style-name="P3">Is this an optimization problem? - Yes</text:p>
      <text:p text:style-name="Standard">We can pack the knapsack in many ways(<text:span text:style-name="T19">possibly</text:span> 2<text:span text:style-name="T4">n</text:span><text:span text:style-name="T1">, capacity allowing). But what is required is the packing that gives the maximum value.</text:span></text:p>
      <text:p text:style-name="P3"/>
      <text:p text:style-name="P3">Does the optimization problem have an optimal substructure? - Yes</text:p>
      <text:p text:style-name="Standard">Let V<text:span text:style-name="T9">c </text:span><text:span text:style-name="T1">be the maximal value obtainable for a knapsack of capacity c by packing it in an optimal way. Then it can be described in terms of its subproblems as below,<text:tab/><text:tab/><text:tab/><text:tab/></text:span><text:span text:style-name="T1"><draw:frame draw:style-name="fr1" draw:name="Object2" text:anchor-type="as-char" svg:y="-0.152in" svg:width="3.0799in" svg:height="0.22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list xml:id="list1696803539" text:style-name="L3">
        <text:list-header>
          <text:p text:style-name="P15">where p<text:span text:style-name="T9">i</text:span> is the price of the i'th item and <draw:frame draw:style-name="fr1" draw:name="Object3" text:anchor-type="as-char" svg:y="-0.1484in" svg:width="0.4272in" svg:height="0.2236in" draw:z-index="1"><draw:object xlink:href="./Object 5" xlink:type="simple" xlink:show="embed" xlink:actuate="onLoad"/><draw:image xlink:href="./ObjectReplacements/Object 5" xlink:type="simple" xlink:show="embed" xlink:actuate="onLoad"/></draw:frame> is the optimal value of the knapsack for the remaining capacity.</text:p>
        </text:list-header>
      </text:list>
      <text:p text:style-name="P2"><text:span text:style-name="T12">As the problem has an optimal substructure there is no need to calculate the cost of all </text:span><text:span text:style-name="T13">possibly</text:span><text:span text:style-name="T12"> 2</text:span><text:span text:style-name="T5">n</text:span><text:span text:style-name="T12"> packings and then find the one that provides the maximum price. It is sufficient if we find the cost of </text:span><text:span text:style-name="T10">n</text:span><text:span text:style-name="T12"> packings formulated above and find the maximum among them. Each of the </text:span><text:span text:style-name="T10">n</text:span><text:span text:style-name="T12"> packings obtained are the optimally maximum w.r.t. containing the given item.</text:span></text:p>
      <text:p text:style-name="P3"/>
      <text:p text:style-name="P3">Are the subproblems involved in a candidate solution independent?</text:p>
      <text:p text:style-name="P7">Every candidate solution involves only one candidate solution only. So the question of independence does not arise.</text:p>
      <text:p text:style-name="P7"/>
      <text:p text:style-name="P3">Characteristics of the subproblem space</text:p>
      <text:list xml:id="list1551388126" text:continue-numbering="true" text:style-name="L3">
        <text:list-item>
          <text:p text:style-name="P23">Are there overlapping subproblems? - Yes.</text:p>
          <text:list>
            <text:list-item>
              <text:p text:style-name="P25"><text:span text:style-name="T18">Total number of subproblems - 2</text:span><text:span text:style-name="T7">n</text:span></text:p>
            </text:list-item>
            <text:list-item>
              <text:p text:style-name="P23"><text:span text:style-name="T14">Total number of </text:span><text:span text:style-name="T18">feasible </text:span><text:span text:style-name="T14">subproblems –</text:span> <text:span text:style-name="T21">c </text:span><text:span text:style-name="T14">, one each for every indivisible unit of capacity</text:span></text:p>
            </text:list-item>
            <text:list-item>
              <text:p text:style-name="P23"><text:span text:style-name="T14">Distinct number of subproblems </text:span>= <text:span text:style-name="T14">n &lt; c</text:span></text:p>
              <text:p text:style-name="P20"><text:span text:style-name="T2">It is clear from the recursive formulation that the subproblem space consists of just n distinct subproblems( </text:span><text:span text:style-name="T2"><draw:frame draw:style-name="fr1" draw:name="Object6" text:anchor-type="as-char" svg:y="-0.1484in" svg:width="1.5256in" svg:height="0.2236in" draw:z-index="2"><draw:object xlink:href="./Object 6" xlink:type="simple" xlink:show="embed" xlink:actuate="onLoad"/><draw:image xlink:href="./ObjectReplacements/Object 6" xlink:type="simple" xlink:show="embed" xlink:actuate="onLoad"/></draw:frame></text:span>)</text:p>
            </text:list-item>
          </text:list>
        </text:list-item>
        <text:list-item>
          <text:p text:style-name="P23">Is the entire distinct subproblem space solved? - No.</text:p>
          <text:list>
            <text:list-item>
              <text:p text:style-name="P24"><text:span text:style-name="T16">n distinct subproblems are solved</text:span></text:p>
            </text:list-item>
            <text:list-item>
              <text:p text:style-name="P23"><text:span text:style-name="T17">Only</text:span><text:span text:style-name="T14"> </text:span><text:span text:style-name="T11">n</text:span><text:span text:style-name="T14"> among the possible </text:span><text:span text:style-name="T11">c</text:span><text:span text:style-name="T14"> distinct subproblems are solved.</text:span></text:p>
            </text:list-item>
            <text:list-item>
              <text:p text:style-name="P26">Thus, a top down implementation will be more efficient.</text:p>
              <text:p text:style-name="P16"><text:soft-page-break/></text:p>
            </text:list-item>
          </text:list>
        </text:list-item>
      </text:list>
      <text:p text:style-name="P3">Running time</text:p>
      <text:list xml:id="list566675545" text:style-name="L4">
        <text:list-item>
          <text:p text:style-name="P18">Naive Divide and conquer solution</text:p>
          <text:list>
            <text:list-item>
              <text:p text:style-name="P17">Let T(n) denote the number of recursive calls made to solve a 0-1 knapsack problem. Then, </text:p>
              <text:list>
                <text:list-header>
                  <text:p text:style-name="P17"><draw:frame draw:style-name="fr1" draw:name="Object1" text:anchor-type="as-char" svg:y="-0.6465in" svg:width="5.472in" svg:height="1.2346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ext:list-header>
              </text:list>
            </text:list-item>
            <text:list-item>
              <text:p text:style-name="P21"><text:span text:style-name="T2">Solving this simple recurrence problem gives </text:span><text:span text:style-name="T6"><draw:frame draw:style-name="fr1" draw:name="Object7" text:anchor-type="as-char" svg:y="-0.172in" svg:width="0.9465in" svg:height="0.2201in" draw:z-index="4"><draw:object xlink:href="./Object 7" xlink:type="simple" xlink:show="embed" xlink:actuate="onLoad"/><draw:image xlink:href="./ObjectReplacements/Object 7" xlink:type="simple" xlink:show="embed" xlink:actuate="onLoad"/></draw:frame></text:span></text:p>
              <text:list>
                <text:list-header>
                  <text:p text:style-name="P19"><text:span text:style-name="T14">T(0) = 1 = 2</text:span><text:span text:style-name="T6">0</text:span></text:p>
                  <text:p text:style-name="P19"><text:span text:style-name="T14">T(1) = 1 + T(0) = 1 + 2</text:span><text:span text:style-name="T6">0 </text:span><text:span text:style-name="T14">= 2</text:span><text:span text:style-name="T6">1</text:span></text:p>
                  <text:p text:style-name="P19"><text:span text:style-name="T14">T(2) = 1 + T(0) + T(1) = 1 + 2</text:span><text:span text:style-name="T6">0</text:span><text:span text:style-name="T14"> + 2</text:span><text:span text:style-name="T6">1 </text:span><text:span text:style-name="T14">= 2</text:span><text:span text:style-name="T6">2</text:span></text:p>
                  <text:p text:style-name="P19"><text:span text:style-name="T14">T(3) = 1 + T(0) + T(1) + T(2) = 1 + 2</text:span><text:span text:style-name="T6">0</text:span><text:span text:style-name="T14"> + 2</text:span><text:span text:style-name="T6">1 </text:span><text:span text:style-name="T14">+ 2</text:span><text:span text:style-name="T6">2</text:span><text:span text:style-name="T14"> = 2</text:span><text:span text:style-name="T6">3</text:span></text:p>
                  <text:p text:style-name="P17">…</text:p>
                  <text:p text:style-name="P19"><text:span text:style-name="T14">T(n) = 1 + T(0) + … + T(n-1) = 1 + 2</text:span><text:span text:style-name="T6">0</text:span><text:span text:style-name="T14"> + … + 2</text:span><text:span text:style-name="T6">n-1</text:span><text:span text:style-name="T14"> = 1 + 2</text:span><text:span text:style-name="T6">n <text:s/></text:span><text:span text:style-name="T14">- 1 = 2</text:span><text:span text:style-name="T6">n</text:span></text:p>
                </text:list-header>
              </text:list>
            </text:list-item>
          </text:list>
        </text:list-item>
        <text:list-item>
          <text:p text:style-name="P18">Top down method with memoization</text:p>
          <text:list>
            <text:list-item>
              <text:p text:style-name="P19">Solves each of the n subproblems once with n recursive calls. Each subproblem runs a for loop for a maximum of c times to determine the maximum revenue. Thus</text:p>
              <text:p text:style-name="P19"><draw:frame draw:style-name="fr1" draw:name="Object5" text:anchor-type="as-char" svg:y="-0.152in" svg:width="1.0244in" svg:height="0.200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  <text:list-item>
          <text:p text:style-name="P18">Bottom up method with memoization</text:p>
          <text:list>
            <text:list-item>
              <text:p text:style-name="P22"><text:span text:style-name="T1">The running time is easy to see. There is a nested for loop which results in</text:span><text:span text:style-name="T1"><draw:frame draw:style-name="fr1" draw:name="Object4" text:anchor-type="as-char" svg:y="-0.152in" svg:width="0.9984in" svg:height="0.2008in" draw:z-index="6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02T07:01:54</meta:creation-date>
    <dc:date>2012-11-05T13:38:17</dc:date>
    <dc:creator>Kempa </dc:creator>
    <meta:editing-duration>PT6H34M49S</meta:editing-duration>
    <meta:editing-cycles>15</meta:editing-cycles>
    <meta:generator>LibreOffice/3.6$Linux_x86 LibreOffice_project/360m1$Build-2</meta:generator>
    <meta:document-statistic meta:table-count="0" meta:image-count="0" meta:object-count="7" meta:page-count="2" meta:paragraph-count="45" meta:word-count="603" meta:character-count="3122" meta:non-whitespace-character-count="2576"/>
  </office:meta>
</office:document-meta>
</file>

<file path=Object 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o stretchy="false">Θ</mo>
      </mrow>
      <mtext/>
      <mrow>
        <mo stretchy="false">(</mo>
        <mrow>
          <mi mathvariant="italic">cn</mi>
        </mrow>
        <mo stretchy="false">)</mo>
      </mrow>
    </mrow>
    <annotation encoding="StarMath 5.0">T(n) = %THETA%(cn)</annotation>
  </semantics>
</math>
</file>

<file path=Object 2/content.xml><?xml version="1.0" encoding="utf-8"?>
<math xmlns="http://www.w3.org/1998/Math/MathML">
  <semantics>
    <mrow>
      <mrow>
        <msub>
          <mi>V</mi>
          <mi>n</mi>
        </msub>
        <mo stretchy="false">=</mo>
        <mi mathvariant="italic">max</mi>
      </mrow>
      <mrow>
        <mo stretchy="false">(</mo>
        <mrow>
          <mrow>
            <msub>
              <mi>p</mi>
              <mn>1</mn>
            </msub>
            <mo stretchy="false">+</mo>
            <msub>
              <mi>V</mi>
              <mrow>
                <mrow>
                  <mi>c</mi>
                  <mo stretchy="false">−</mo>
                  <msub>
                    <mi>w</mi>
                    <mn>1</mn>
                  </msub>
                </mrow>
              </mrow>
            </msub>
          </mrow>
          <mi>,</mi>
          <mrow>
            <msub>
              <mi>p</mi>
              <mn>2</mn>
            </msub>
            <mo stretchy="false">+</mo>
            <msub>
              <mi>V</mi>
              <mrow>
                <mrow>
                  <mi>c</mi>
                  <mo stretchy="false">−</mo>
                  <msub>
                    <mi>w</mi>
                    <mn>2</mn>
                  </msub>
                </mrow>
              </mrow>
            </msub>
          </mrow>
          <mi>,</mi>
          <mn>...</mn>
          <mi>,</mi>
          <mrow>
            <msub>
              <mi>p</mi>
              <mrow>
                <mi>n</mi>
              </mrow>
            </msub>
            <mo stretchy="false">+</mo>
            <msub>
              <mi>V</mi>
              <mrow>
                <mrow>
                  <mi>c</mi>
                  <mo stretchy="false">−</mo>
                  <msub>
                    <mi>w</mi>
                    <mi>n</mi>
                  </msub>
                </mrow>
              </mrow>
            </msub>
          </mrow>
        </mrow>
        <mo stretchy="false">)</mo>
      </mrow>
    </mrow>
    <annotation encoding="StarMath 5.0">V_n = max(p_1 + V_{c - w_1}, p_2 + V_{c - w_2}, ..., p_{n} + V_{c - w_n})</annotation>
  </semantics>
</math>
</file>

<file path=Object 3/content.xml><?xml version="1.0" encoding="utf-8"?>
<math xmlns="http://www.w3.org/1998/Math/MathML">
  <semantics>
    <mtable>
      <mtr>
        <mtd>
          <mrow>
            <mi>T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,</mn>
            </mrow>
            <mi mathvariant="italic">as</mi>
            <mi mathvariant="italic">there</mi>
            <mi mathvariant="italic">is</mi>
            <mi mathvariant="italic">an</mi>
            <mi mathvariant="italic">initial</mi>
            <mi mathvariant="italic">call</mi>
          </mrow>
        </mtd>
      </mtr>
      <mtr>
        <mtd>
          <mrow>
            <mi/>
            <mtext>AND</mtext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≤</mo>
              <mrow>
                <mn>1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i>n</mi>
                    </mrow>
                  </munderover>
                  <mi>T</mi>
                </mrow>
              </mrow>
            </mrow>
            <mrow>
              <mo stretchy="false">(</mo>
              <mrow>
                <mi>i</mi>
              </mrow>
              <mo stretchy="false">)</mo>
            </mrow>
            <mi>,</mi>
            <mi mathvariant="italic">signifying</mi>
            <mi mathvariant="italic">the</mi>
            <mi mathvariant="italic">initial</mi>
            <mi mathvariant="italic">call</mi>
            <mtext>and</mtext>
            <mi mathvariant="italic">subsequent</mi>
            <mi mathvariant="italic">recursive</mi>
            <mi mathvariant="italic">calls</mi>
            <mtext>to</mtext>
            <mi mathvariant="italic">solve</mi>
          </mrow>
        </mtd>
      </mtr>
      <mtr>
        <mtd>
          <mrow>
            <mi mathvariant="italic">the</mi>
            <mi mathvariant="italic">subproblem</mi>
            <mi mathvariant="italic">for</mi>
            <mi>a</mi>
            <mi mathvariant="italic">particular</mi>
            <mi mathvariant="italic">capacity</mi>
            <mi>,</mi>
            <mi mathvariant="italic">i.</mi>
          </mrow>
        </mtd>
      </mtr>
      <mtr>
        <mtd>
          <mrow>
            <mi mathvariant="italic">Note</mi>
            <mi mathvariant="italic">that</mi>
            <mi mathvariant="italic">the</mi>
            <mi mathvariant="italic">lesser</mi>
            <mi mathvariant="italic">than</mi>
            <mi mathvariant="italic">sign</mi>
            <mi mathvariant="italic">compensates</mi>
            <mi mathvariant="italic">for</mi>
            <mi mathvariant="italic">not</mi>
            <mi mathvariant="italic">all</mi>
            <mi mathvariant="italic">subproblems</mi>
            <mi mathvariant="italic">being</mi>
            <mi mathvariant="italic">solved</mi>
          </mrow>
        </mtd>
      </mtr>
    </mtable>
    <annotation encoding="StarMath 5.0">T(0) = 1, as there is an initial call newline 
~"AND" newline
T(n) le 1 + sum from i = 1 to {n} T(i), signifying the initial call "and" subsequent recursive calls "to" solve newline 
the subproblem for a particular capacity, i. newline
Note that the lesser than sign compensates for not all subproblems being solved</annotation>
  </semantics>
</math>
</file>

<file path=Object 4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o stretchy="false">Θ</mo>
      </mrow>
      <mtext/>
      <mrow>
        <mo stretchy="false">(</mo>
        <mrow>
          <mi>c</mi>
          <mi>n</mi>
        </mrow>
        <mo stretchy="false">)</mo>
      </mrow>
    </mrow>
    <annotation encoding="StarMath 5.0">T(n) = %THETA%(c n)</annotation>
  </semantics>
</math>
</file>

<file path=Object 5/content.xml><?xml version="1.0" encoding="utf-8"?>
<math xmlns="http://www.w3.org/1998/Math/MathML">
  <semantics>
    <mrow>
      <msub>
        <mi>V</mi>
        <mrow>
          <mi>c</mi>
          <mi>–</mi>
          <msub>
            <mi>w</mi>
            <mi>i</mi>
          </msub>
        </mrow>
      </msub>
    </mrow>
    <annotation encoding="StarMath 5.0">V_{c – w_i}</annotation>
  </semantics>
</math>
</file>

<file path=Object 6/content.xml><?xml version="1.0" encoding="utf-8"?>
<math xmlns="http://www.w3.org/1998/Math/MathML">
  <semantics>
    <mrow>
      <msub>
        <mi>V</mi>
        <mrow>
          <mrow>
            <mi>c</mi>
            <mo stretchy="false">−</mo>
            <msub>
              <mi>w</mi>
              <mn>1</mn>
            </msub>
          </mrow>
        </mrow>
      </msub>
      <mi>,</mi>
      <msub>
        <mi>V</mi>
        <mrow>
          <mrow>
            <mi>c</mi>
            <mo stretchy="false">−</mo>
            <msub>
              <mi>w</mi>
              <mn>2</mn>
            </msub>
          </mrow>
        </mrow>
      </msub>
      <mi>,</mi>
      <mn>...</mn>
      <mi>,</mi>
      <msub>
        <mi>V</mi>
        <mrow>
          <mrow>
            <mi>c</mi>
            <mo stretchy="false">−</mo>
            <msub>
              <mi>w</mi>
              <mi>n</mi>
            </msub>
          </mrow>
        </mrow>
      </msub>
    </mrow>
    <annotation encoding="StarMath 5.0">V_{c - w_1}, V_{c - w_2}, ..., V_{c - w_n}</annotation>
  </semantics>
</math>
</file>

<file path=Object 7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sup>
            <mn>2</mn>
            <mi>n</mi>
          </msup>
        </mrow>
        <mo stretchy="false">)</mo>
      </mrow>
    </mrow>
    <annotation encoding="StarMath 5.0">T(n) = O(2^n)</annotation>
  </semantics>
</math>
</file>